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602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0.9783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246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21" table:number-columns-repeated="1000" table:default-cell-style-name="ce1"/>
        <table:table-row table:style-name="ro1">
          <table:table-cell office:value-type="string">
            <text:p>NU-ERA ID</text:p>
          </table:table-cell>
          <table:table-cell office:value-type="string">
            <text:p>Graphic</text:p>
          </table:table-cell>
          <table:table-cell office:value-type="string">
            <text:p>Manufactured</text:p>
          </table:table-cell>
          <table:table-cell office:value-type="string">
            <text:p>Shipped</text:p>
          </table:table-cell>
          <table:table-cell office:value-type="string">
            <text:p>Purchaser</text:p>
          </table:table-cell>
          <table:table-cell office:value-type="string">
            <text:p>Delivered</text:p>
          </table:table-cell>
          <table:table-cell office:value-type="string">
            <text:p>ShopShelf</text:p>
          </table:table-cell>
          <table:table-cell office:value-type="string">
            <text:p>Checkout</text:p>
          </table:table-cell>
          <table:table-cell office:value-type="string">
            <text:p>UseBy</text:p>
          </table:table-cell>
          <table:table-cell office:value-type="string">
            <text:p>GramsPktSize</text:p>
          </table:table-cell>
          <table:table-cell office:value-type="string">
            <text:p>GramsServingSize</text:p>
          </table:table-cell>
          <table:table-cell office:value-type="string">
            <text:p>kJPerServe</text:p>
          </table:table-cell>
          <table:table-cell office:value-type="string">
            <text:p>GramsSatFat</text:p>
          </table:table-cell>
          <table:table-cell office:value-type="string">
            <text:p>GramsUnSatFat</text:p>
          </table:table-cell>
          <table:table-cell office:value-type="string">
            <text:p>GramsCarb</text:p>
          </table:table-cell>
          <table:table-cell office:value-type="string">
            <text:p>GramsSugar</text:p>
          </table:table-cell>
          <table:table-cell office:value-type="string">
            <text:p>GramsFibre</text:p>
          </table:table-cell>
          <table:table-cell office:value-type="string">
            <text:p>DailyAllceIron</text:p>
          </table:table-cell>
          <table:table-cell office:value-type="string">
            <text:p>DailyAllceVitC</text:p>
          </table:table-cell>
          <table:table-cell office:value-type="string">
            <text:p>DailyAllceFolate</text:p>
          </table:table-cell>
          <table:table-cell office:value-type="string">
            <text:p>DailyAllceThiamin</text:p>
          </table:table-cell>
          <table:table-cell office:value-type="string">
            <text:p>DallyAllceRiboflavin</text:p>
          </table:table-cell>
          <table:table-cell office:value-type="string">
            <text:p>DailyAllceZinc</text:p>
          </table:table-cell>
          <table:table-cell office:value-type="string">
            <text:p>DailyAllceCalcium</text:p>
          </table:table-cell>
          <table:table-cell table:number-columns-repeated="1000"/>
        </table:table-row>
        <table:table-row table:style-name="ro1">
          <table:table-cell office:value-type="string">
            <text:p>t44wiKiAK6WCB6Z3BC_hPA==</text:p>
          </table:table-cell>
          <table:table-cell office:value-type="string">
            <text:p>CocoPops.jpeg</text:p>
          </table:table-cell>
          <table:table-cell table:style-name="ce2" office:value-type="string">
            <text:p>01/02/12</text:p>
          </table:table-cell>
          <table:table-cell table:style-name="ce2" office:value-type="string">
            <text:p>02/02/12</text:p>
          </table:table-cell>
          <table:table-cell office:value-type="string">
            <text:p>Aldis</text:p>
          </table:table-cell>
          <table:table-cell table:style-name="ce2" office:value-type="string">
            <text:p>04/02/12</text:p>
          </table:table-cell>
          <table:table-cell table:style-name="ce2" office:value-type="string">
            <text:p>05/02/12</text:p>
          </table:table-cell>
          <table:table-cell table:style-name="ce2" office:value-type="string">
            <text:p>06/02/12</text:p>
          </table:table-cell>
          <table:table-cell table:style-name="ce2" office:value-type="string">
            <text:p>02/08/12</text:p>
          </table:table-cell>
          <table:table-cell table:number-columns-repeated="1015"/>
        </table:table-row>
        <table:table-row table:style-name="ro1">
          <table:table-cell office:value-type="string">
            <text:p>cLSPbhJyWl1E1akcz8KyVw==</text:p>
          </table:table-cell>
          <table:table-cell office:value-type="string">
            <text:p>CornFlakes.jpeg</text:p>
          </table:table-cell>
          <table:table-cell table:style-name="ce2" office:value-type="string">
            <text:p>03/01/12</text:p>
          </table:table-cell>
          <table:table-cell table:style-name="ce2" office:value-type="string">
            <text:p>04/01/12</text:p>
          </table:table-cell>
          <table:table-cell office:value-type="string">
            <text:p>Woolworths</text:p>
          </table:table-cell>
          <table:table-cell table:style-name="ce2" office:value-type="string">
            <text:p>05/01/12</text:p>
          </table:table-cell>
          <table:table-cell table:style-name="ce2" office:value-type="string">
            <text:p>10/01/12</text:p>
          </table:table-cell>
          <table:table-cell table:style-name="ce2" office:value-type="string">
            <text:p>15/01/12</text:p>
          </table:table-cell>
          <table:table-cell table:style-name="ce2" office:value-type="string">
            <text:p>03/07/12</text:p>
          </table:table-cell>
          <table:table-cell office:value-type="float" office:value="460">
            <text:p>460</text:p>
          </table:table-cell>
          <table:table-cell office:value-type="float" office:value="30">
            <text:p>30</text:p>
          </table:table-cell>
          <table:table-cell office:value-type="float" office:value="470">
            <text:p>470</text:p>
          </table:table-cell>
          <table:table-cell office:value-type="string">
            <text:p>&lt;0.1</text:p>
          </table:table-cell>
          <table:table-cell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style-name="ce2" office:value-type="string">
            <text:p>25.00%</text:p>
          </table:table-cell>
          <table:table-cell table:style-name="ce2" office:value-type="string">
            <text:p>15.00%</text:p>
          </table:table-cell>
          <table:table-cell table:style-name="ce2" office:value-type="string">
            <text:p>50.00%</text:p>
          </table:table-cell>
          <table:table-cell table:number-columns-repeated="2"/>
          <table:table-cell table:style-name="ce2" office:value-type="string">
            <text:p>15.00%</text:p>
          </table:table-cell>
          <table:table-cell table:number-columns-repeated="1001"/>
        </table:table-row>
        <table:table-row table:style-name="ro1">
          <table:table-cell office:value-type="string">
            <text:p>aNzY1CKObg0AjMbAHXnfaA==</text:p>
          </table:table-cell>
          <table:table-cell office:value-type="string">
            <text:p>FrootLoops.jpeg</text:p>
          </table:table-cell>
          <table:table-cell table:number-columns-repeated="1022"/>
        </table:table-row>
        <table:table-row table:style-name="ro1">
          <table:table-cell office:value-type="string">
            <text:p>vjIaJUU2hr0a1fgX+TXTwA==</text:p>
          </table:table-cell>
          <table:table-cell office:value-type="string">
            <text:p>FrostedFlakes.jpeg</text:p>
          </table:table-cell>
          <table:table-cell table:number-columns-repeated="1022"/>
        </table:table-row>
        <table:table-row table:style-name="ro1">
          <table:table-cell office:value-type="string">
            <text:p>0FJkmDOO25YK3m537Rmd4w==</text:p>
          </table:table-cell>
          <table:table-cell office:value-type="string">
            <text:p>RaisinBran.jpeg</text:p>
          </table:table-cell>
          <table:table-cell table:number-columns-repeated="1022"/>
        </table:table-row>
        <table:table-row table:style-name="ro1">
          <table:table-cell office:value-type="string">
            <text:p>0vEiirWblikh2GJGOiRQlA==</text:p>
          </table:table-cell>
          <table:table-cell office:value-type="string">
            <text:p>NutriGrain.jpeg</text:p>
          </table:table-cell>
          <table:table-cell table:style-name="ce2" office:value-type="string">
            <text:p>13/03/12</text:p>
          </table:table-cell>
          <table:table-cell table:style-name="ce2" office:value-type="string">
            <text:p>16/03/12</text:p>
          </table:table-cell>
          <table:table-cell office:value-type="string">
            <text:p>IGA</text:p>
          </table:table-cell>
          <table:table-cell table:style-name="ce2" office:value-type="string">
            <text:p>20/03/12</text:p>
          </table:table-cell>
          <table:table-cell table:style-name="ce2" office:value-type="string">
            <text:p>22/03/12</text:p>
          </table:table-cell>
          <table:table-cell table:style-name="ce2" office:value-type="string">
            <text:p>01/04/12</text:p>
          </table:table-cell>
          <table:table-cell table:style-name="ce2" office:value-type="string">
            <text:p>13/09/12</text:p>
          </table:table-cell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string">
            <text:p>&lt;0.1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float" office:value="9.6">
            <text:p>9.6</text:p>
          </table:table-cell>
          <table:table-cell office:value-type="float" office:value="0.8">
            <text:p>0.8</text:p>
          </table:table-cell>
          <table:table-cell table:number-columns-repeated="3" table:style-name="ce2" office:value-type="string">
            <text:p>25.00%</text:p>
          </table:table-cell>
          <table:table-cell table:style-name="ce2" office:value-type="string">
            <text:p>50.00%</text:p>
          </table:table-cell>
          <table:table-cell office:value-type="string">
            <text:p>25%%</text:p>
          </table:table-cell>
          <table:table-cell/>
          <table:table-cell table:style-name="ce2" office:value-type="string">
            <text:p>10.00%</text:p>
          </table:table-cell>
          <table:table-cell table:number-columns-repeated="1000"/>
        </table:table-row>
        <table:table-row table:style-name="ro1">
          <table:table-cell office:value-type="string">
            <text:p>YbkXEfnxdH_yicBMr1YNCg==</text:p>
          </table:table-cell>
          <table:table-cell office:value-type="string">
            <text:p>SpecialBran.jpeg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2T14:43:23</dc:date>
    <dc:creator>Kevin Loughrey</dc:creator>
    <meta:generator>LibreOffice/3.5$Linux_X86_64 LibreOffice_project/350m1$Build-2</meta:generator>
    <meta:editing-duration>PT11M42S</meta:editing-duration>
    <meta:editing-cycles>5</meta:editing-cycles>
    <meta:document-statistic meta:table-count="1" meta:cell-count="85" meta:object-count="0"/>
  </office:meta>
</office:document-meta>
</file>